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2.7cm"/>
    </style:style>
    <style:style style:name="gr2" style:family="graphic" style:parent-style-name="standard">
      <style:graphic-properties draw:fill-color="#ff7b59" draw:textarea-horizontal-align="justify" draw:textarea-vertical-align="middle" draw:auto-grow-height="false" fo:min-height="1.05cm" fo:min-width="4.5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ff7b59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2cm" svg:height="1.5cm" svg:x="2.9cm" svg:y="7.9cm">
          <text:p text:style-name="P1">produc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cm" svg:height="1.5cm" svg:x="2.4cm" svg:y="13.6cm">
          <text:p text:style-name="P1">Entrada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3cm" svg:x="10.8cm" svg:y="4.8cm">
          <text:p text:style-name="P1">registr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3cm" svg:x="10.8cm" svg:y="6.5cm">
          <text:p text:style-name="P1">edit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3cm" svg:x="10.8cm" svg:y="8.3cm">
          <text:p text:style-name="P1">elimin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3cm" svg:x="10.8cm" svg:y="10cm">
          <text:p text:style-name="P1">listar tod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3cm" svg:x="10.7cm" svg:y="11.7cm">
          <text:p text:style-name="P1">mostrar un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3cm" svg:x="10.9cm" svg:y="1.2cm">
          <text:p text:style-name="P1">Funcionalid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5cm" svg:x="3.1cm" svg:y="1.2cm">
          <text:p text:style-name="P1">Document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5cm" svg:x="2.3cm" svg:y="16.2cm">
          <text:p text:style-name="P1">Salid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5cm" svg:x="2.5cm" svg:y="18.5cm">
          <text:p text:style-name="P1">Inventari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0:05:35.278489721</meta:creation-date>
    <dc:date>2019-07-07T06:40:18.482756396</dc:date>
    <meta:editing-duration>PT20H7M33S</meta:editing-duration>
    <meta:editing-cycles>1</meta:editing-cycles>
    <meta:document-statistic meta:object-count="11"/>
    <meta:generator>LibreOffice/6.2.4.2.0$Linux_X86_64 LibreOffice_project/20$Build-2</meta:generator>
  </office:meta>
</office:document-meta>
</file>